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896in" style:rel-column-width="9362*"/>
    </style:style>
    <style:style style:name="Table1.B" style:family="table-column">
      <style:table-column-properties style:column-width="1.8646in" style:rel-column-width="17640*"/>
    </style:style>
    <style:style style:name="Table1.C" style:family="table-column">
      <style:table-column-properties style:column-width="0.5208in" style:rel-column-width="4927*"/>
    </style:style>
    <style:style style:name="Table1.D" style:family="table-column">
      <style:table-column-properties style:column-width="0.8125in" style:rel-column-width="7686*"/>
    </style:style>
    <style:style style:name="Table1.E" style:family="table-column">
      <style:table-column-properties style:column-width="0.8438in" style:rel-column-width="7982*"/>
    </style:style>
    <style:style style:name="Table1.F" style:family="table-column">
      <style:table-column-properties style:column-width="1.0104in" style:rel-column-width="9559*"/>
    </style:style>
    <style:style style:name="Table1.G" style:family="table-column">
      <style:table-column-properties style:column-width="0.8854in" style:rel-column-width="8379*"/>
    </style:style>
    <style:style style:name="Table1.A1" style:family="table-cell">
      <style:table-cell-properties style:border-line-width-top="0.0007in 0.0139in 0.0007in" style:border-line-width-bottom="0.0007in 0.0139in 0.0007in" fo:padding="0.0382in" fo:border-left="0.0069in solid #000000" fo:border-right="none" fo:border-top="0.0153in double #000000" fo:border-bottom="0.0153in double #000000"/>
    </style:style>
    <style:style style:name="Table1.G1" style:family="table-cell">
      <style:table-cell-properties style:border-line-width-top="0.0007in 0.0139in 0.0007in" style:border-line-width-bottom="0.0007in 0.0139in 0.0007in" fo:padding="0.0382in" fo:border-left="0.0069in solid #000000" fo:border-right="0.0069in solid #000000" fo:border-top="0.0153in double #000000" fo:border-bottom="0.0153in double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font-size="10.5pt" style:text-underline-style="none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9pt" style:font-size-asian="9pt" style:font-size-complex="9pt"/>
    </style:style>
    <style:style style:name="P13" style:family="paragraph"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6" style:family="text">
      <style:text-properties fo:font-size="10.5pt" style:text-underline-style="none" style:font-size-asian="10.5pt" style:font-size-complex="10.5pt"/>
    </style:style>
    <style:style style:name="gr1" style:family="graphic">
      <style:graphic-properties draw:stroke="none"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0" svg:width="1.5004in" svg:height="0.2606in" svg:x="4.5925in" svg:y="0.0575in"><text:p text:style-name="P10"><text:span text:style-name="T3">No.</text:span> <text:s/>{no_gsa}</text:p></draw:rect>{image}</text:p>
      <text:p text:style-name="Standard"/>
      <text:p text:style-name="P2">GOODS SHIPPING ADVICE</text:p>
      <text:p text:style-name="P2"/>
      <text:p text:style-name="P2"><draw:rect text:anchor-type="paragraph" draw:z-index="1" draw:style-name="gr1" draw:text-style-name="P10" svg:width="2.1567in" svg:height="0.7606in" svg:x="4.7484in" svg:y="0.0398in"><text:p text:style-name="P11"><text:span text:style-name="T2">To. The Station Manager</text:span></text:p><text:p text:style-name="P11"><text:span text:style-name="T2">Garuda Indonesia</text:span></text:p><text:p text:style-name="P10"><text:span text:style-name="T2"/></text:p><text:p text:style-name="P11"><text:span text:style-name="T2"><text:s text:c="7"/></text:span><text:span text:style-name="T2">{station}</text:span></text:p></draw:rect></text:p>
      <text:p text:style-name="P2"/>
      <text:p text:style-name="P2"/>
      <text:p text:style-name="P2"/>
      <text:p text:style-name="P6">With reference your goods requestion form no : {no_dkkc} / {no_bpbc}.</text:p>
      <text:p text:style-name="P6"/>
      <text:p text:style-name="P6">We are sending you herewith the following goods.<text:tab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ART.</text:p>
            <text:p text:style-name="P9">NO.</text:p>
          </table:table-cell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UNIT</text:p>
          </table:table-cell>
          <table:table-cell table:style-name="Table1.A1" office:value-type="string">
            <text:p text:style-name="P9">QUANTITY</text:p>
          </table:table-cell>
          <table:table-cell table:style-name="Table1.A1" office:value-type="string">
            <text:p text:style-name="P9">UNIT PRICE</text:p>
          </table:table-cell>
          <table:table-cell table:style-name="Table1.A1" office:value-type="string">
            <text:p text:style-name="P9">TOTAL PRICE</text:p>
          </table:table-cell>
          <table:table-cell table:style-name="Table1.G1" office:value-type="string">
            <text:p text:style-name="P9">REMAKS</text:p>
          </table:table-cell>
        </table:table-row>
        <table:table-row>
          <table:table-cell table:style-name="Table1.A2" office:value-type="string">
            <text:p text:style-name="P8">[!-- BEGIN row.articles --]{kd_artikel}</text:p>
          </table:table-cell>
          <table:table-cell table:style-name="Table1.A2" office:value-type="string">
            <text:p text:style-name="P8">{artikel}</text:p>
          </table:table-cell>
          <table:table-cell table:style-name="Table1.A2" office:value-type="string">
            <text:p text:style-name="P9">{uom}</text:p>
          </table:table-cell>
          <table:table-cell table:style-name="Table1.A2" office:value-type="string">
            <text:p text:style-name="P9">{qty}</text:p>
          </table:table-cell>
          <table:table-cell table:style-name="Table1.A2" office:value-type="string">
            <text:p text:style-name="P9">{price}</text:p>
          </table:table-cell>
          <table:table-cell table:style-name="Table1.A2" office:value-type="string">
            <text:p text:style-name="P9">{total_price}</text:p>
          </table:table-cell>
          <table:table-cell table:style-name="Table1.G2" office:value-type="string">
            <text:p text:style-name="P8">{remark}[!-- END row.articles --]</text:p>
          </table:table-cell>
        </table:table-row>
      </table:table>
      <text:p text:style-name="P3"/>
      <text:p text:style-name="P4"><text:tab/><text:span text:style-name="T2">Please confirm of the above stated goods by returning the original of this shipping Advice.</text:span></text:p>
      <text:p text:style-name="P5"><text:tab/>Thank you for your kind attention.<text:tab/><text:tab/><text:tab/><text:tab/><text:tab/></text:p>
      <text:p text:style-name="P5"><text:tab/><text:tab/><text:tab/><text:tab/><text:tab/><text:tab/><text:tab/><text:tab/><text:tab/><text:tab/><text:tab/>Jakarta, {tgl_gsa}</text:p>
      <text:p text:style-name="P5"><draw:rect text:anchor-type="paragraph" draw:z-index="3" draw:style-name="gr1" draw:text-style-name="P11" svg:width="2.1567in" svg:height="1.1776in" svg:x="4.7882in" svg:y="0.2264in"><text:p text:style-name="P11"><text:s text:c="4"/><text:span text:style-name="T2"><text:s/></text:span><text:span text:style-name="T2">Store / Expedition</text:span></text:p><text:p text:style-name="P10"><text:span text:style-name="T2"/></text:p><text:p text:style-name="P10"><text:span text:style-name="T2"/></text:p><text:p text:style-name="P10"><text:span text:style-name="T2"/></text:p><text:p text:style-name="P11"><text:span text:style-name="T2"><text:s text:c="4"/></text:span><text:span text:style-name="T2">(______________________)</text:span></text:p><text:p text:style-name="P11"><text:span text:style-name="T2">Name in block letters</text:span></text:p><text:p text:style-name="P10"/></draw:rect><draw:rect text:anchor-type="paragraph" draw:z-index="2" draw:style-name="gr2" draw:text-style-name="P11" svg:width="1.9689in" svg:height="1.2295in" svg:x="0.561in" svg:y="0.0575in"><text:p text:style-name="P11"><text:span text:style-name="T2">Confirm received in good order</text:span></text:p><text:p text:style-name="P11"><text:span text:style-name="T2">Date, ….....................................</text:span></text:p><text:p text:style-name="P10"><text:span text:style-name="T2"/></text:p><text:p text:style-name="P10"><text:span text:style-name="T2"/></text:p><text:p text:style-name="P10"><text:span text:style-name="T2"/></text:p><text:p text:style-name="P11"><text:span text:style-name="T2">(______________________)</text:span></text:p><text:p text:style-name="P11"><text:span text:style-name="T2">Station Manager</text:span></text:p><text:p text:style-name="P10"/></draw:rect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rect text:anchor-type="paragraph" draw:z-index="4" draw:style-name="gr1" draw:text-style-name="P12" svg:width="4.0835in" svg:height="1.4067in" svg:x="0.0193in" svg:y="0.0346in"><text:p text:style-name="P10"><text:span text:style-name="T4">Distribution :</text:span></text:p><text:p text:style-name="P10"><text:span text:style-name="T4"/></text:p><text:p text:style-name="P10"><text:span text:style-name="T4">Original</text:span><text:span text:style-name="T4"><text:tab/></text:span><text:span text:style-name="T4"><text:tab/></text:span><text:span text:style-name="T4"> <text:s/>: Signed by Station Manager and returned to Aerofood ACS</text:span></text:p><text:p text:style-name="P10"><text:span text:style-name="T4">Copy I</text:span><text:span text:style-name="T4"><text:tab/></text:span><text:span text:style-name="T4"><text:tab/></text:span><text:span text:style-name="T4"> <text:s/>: Cater</text:span></text:p><text:p text:style-name="P10"><text:span text:style-name="T4">Copy II</text:span><text:span text:style-name="T4"><text:tab/></text:span><text:span text:style-name="T4"><text:tab/></text:span><text:span text:style-name="T4"> <text:s/>: Distribution</text:span></text:p><text:p text:style-name="P10"><text:span text:style-name="T4">Copy III</text:span><text:span text:style-name="T4"><text:tab/></text:span><text:span text:style-name="T4"> <text:s/>: Expedition</text:span></text:p><text:p text:style-name="P10"><text:span text:style-name="T4">Copy IV <text:s text:c="3"/>: Cater</text:span></text:p><text:p text:style-name="P10"><text:span text:style-name="T4">Copy V</text:span><text:span text:style-name="T4"><text:tab/></text:span><text:span text:style-name="T4"> <text:s/>: Security</text:span></text:p></draw:rect></text:p>
      <text:p text:style-name="P5"/>
      <text:p text:style-name="P5"><draw:rect text:anchor-type="paragraph" draw:z-index="5" draw:style-name="gr1" draw:text-style-name="P13" svg:width="2.6358in" svg:height="1.313in" svg:x="4.2591in" svg:y="0.3654in"><text:p text:style-name="P10"><text:span text:style-name="T5">Comments :</text:span></text:p><text:p text:style-name="P10"><text:span text:style-name="T5"/></text:p><text:p text:style-name="P10"><text:span text:style-name="T6">…</text:span><text:span text:style-name="T6">....................................................................</text:span></text:p><text:p text:style-name="P10"><text:span text:style-name="T6"/></text:p><text:p text:style-name="P10"><text:span text:style-name="T6">…</text:span><text:span text:style-name="T6">....................................................................</text:span></text:p><text:p text:style-name="P10"><text:span text:style-name="T6"/></text:p><text:p text:style-name="P10"><text:span text:style-name="T6">…</text:span><text:span text:style-name="T6">....................................................................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3543in" fo:margin-bottom="0.229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erver printed date: {tgl_cetak} <text:span text:style-name="MT1">|</text:span> Filename: {filename} | 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ts ists</meta:initial-creator>
    <meta:creation-date>2012-01-13T17:54:09.69</meta:creation-date>
    <dc:date>2012-11-21T02:25:40.61</dc:date>
    <dc:creator>Abdul Muin</dc:creator>
    <meta:editing-duration>PT29M14S</meta:editing-duration>
    <meta:editing-cycles>39</meta:editing-cycles>
    <meta:generator>OpenOffice.org/3.3$Win32 OpenOffice.org_project/330m20$Build-9567</meta:generator>
    <meta:document-statistic meta:table-count="1" meta:image-count="0" meta:object-count="0" meta:page-count="1" meta:paragraph-count="23" meta:word-count="83" meta:character-count="544"/>
  </office:meta>
</office:document-meta>
</file>